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580000025879F578B572E1603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905cm" svg:height="11.905cm" svg:x="4.846cm" svg:y="9.092cm">
          <draw:image xlink:href="Pictures/10000000000002580000025879F578B572E1603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0:59:00.776431502</meta:creation-date>
    <dc:date>2018-05-20T10:59:14.998173284</dc:date>
    <meta:editing-duration>PT1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